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3.6cm" fo:min-width="7.6cm"/>
      <style:paragraph-properties style:writing-mode="lr-tb"/>
    </style:style>
    <style:style style:name="gr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3.6cm" fo:min-width="7.6cm"/>
      <style:paragraph-properties style:writing-mode="lr-tb"/>
    </style:style>
    <style:style style:name="gr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3.6cm" fo:min-width="7.6cm"/>
      <style:paragraph-properties style:writing-mode="lr-tb"/>
    </style:style>
    <style:style style:name="gr5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3.6cm" fo:min-width="7.6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635cm" draw:marker-end="Dimension_20_Lines" draw:marker-end-width="0.64cm" draw:marker-end-center="true" draw:textarea-horizontal-align="center"/>
      <style:paragraph-properties style:writing-mode="lr-tb"/>
    </style:style>
    <style:style style:name="gr7" style:family="graphic" style:parent-style-name="standard">
      <style:graphic-properties svg:stroke-color="#000000" draw:textarea-horizontal-align="center"/>
    </style:style>
    <style:style style:name="gr8" style:family="graphic" style:parent-style-name="objectwithoutfill">
      <style:graphic-properties svg:stroke-color="#757575" draw:marker-end="" svg:stroke-linecap="round" draw:fill="none" draw:textarea-horizontal-align="center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false" fo:min-height="2.13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auto-grow-height="false" fo:min-height="2.134cm" fo:padding-left="0.2cm"/>
      <style:paragraph-properties style:writing-mode="lr-tb"/>
    </style:style>
    <style:style style:name="gr12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butt" draw:fill="none" draw:textarea-horizontal-align="center"/>
      <style:paragraph-properties style:writing-mode="lr-tb"/>
    </style:style>
    <style:style style:name="gr13" style:family="graphic" style:parent-style-name="objectwithoutfill">
      <style:graphic-properties svg:stroke-color="#000000" draw:marker-start="Dimension_20_Lines" draw:marker-start-width="0.7cm" draw:marker-start-center="true" draw:marker-end="Dimension_20_Lines" draw:marker-end-width="0.7cm" draw:marker-end-center="true" svg:stroke-linecap="round" draw:fill="none" draw:textarea-horizontal-align="center"/>
      <style:paragraph-properties style:writing-mode="lr-tb"/>
    </style:style>
    <style:style style:name="gr14" style:family="graphic" style:parent-style-name="standard">
      <style:graphic-properties svg:stroke-color="#000000" draw:marker-start="" draw:marker-start-width="0.635cm" draw:marker-end="Arrow" draw:marker-end-width="0.5cm" draw:textarea-horizontal-align="right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objectwithoutfill">
      <style:graphic-properties svg:stroke-width="0.2cm" svg:stroke-color="#3f51b5" draw:marker-start-width="0.561cm" draw:marker-end-width="0.561cm" svg:stroke-linecap="round" draw:fill="none" fo:padding-top="0.249cm" fo:padding-bottom="0.249cm" fo:padding-left="0.249cm" fo:padding-right="0.249cm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22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title">
      <style:graphic-properties fo:min-height="4cm"/>
      <style:paragraph-properties style:writing-mode="lr-tb"/>
    </style:style>
    <style:style style:name="pr11" style:family="presentation" style:parent-style-name="Default-outline1">
      <style:graphic-properties fo:min-height="3.92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outline1">
      <style:graphic-properties fo:min-height="11.5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7" style:family="presentation" style:parent-style-name="Default-title">
      <style:graphic-properties fo:min-height="7.5cm"/>
      <style:paragraph-properties style:writing-mode="lr-tb"/>
    </style:style>
    <style:style style:name="pr18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.291cm" style:use-optimal-column-width="false"/>
    </style:style>
    <style:style style:name="co2" style:family="table-column">
      <style:table-column-properties style:column-width="5.452cm" style:use-optimal-column-width="false"/>
    </style:style>
    <style:style style:name="co3" style:family="table-column">
      <style:table-column-properties style:column-width="3.31cm" style:use-optimal-column-width="false"/>
    </style:style>
    <style:style style:name="co4" style:family="table-column">
      <style:table-column-properties style:column-width="8.544cm" style:use-optimal-column-width="false"/>
    </style:style>
    <style:style style:name="co5" style:family="table-column">
      <style:table-column-properties style:column-width="4.148cm" style:use-optimal-column-width="false"/>
    </style:style>
    <style:style style:name="co6" style:family="table-column">
      <style:table-column-properties style:column-width="4.256cm" style:use-optimal-column-width="false"/>
    </style:style>
    <style:style style:name="co7" style:family="table-column">
      <style:table-column-properties style:column-width="5.182cm" style:use-optimal-column-width="false"/>
    </style:style>
    <style:style style:name="co8" style:family="table-column">
      <style:table-column-properties style:column-width="16.637cm" style:use-optimal-column-width="false"/>
    </style:style>
    <style:style style:name="ro1" style:family="table-row">
      <style:table-row-properties style:row-height="1.836cm" style:use-optimal-row-height="false"/>
    </style:style>
    <style:style style:name="ro2" style:family="table-row">
      <style:table-row-properties style:row-height="2.201cm" style:use-optimal-row-height="false"/>
    </style:style>
    <style:style style:name="ce1" style:family="table-cell">
      <loext:graphic-properties draw:fill="solid" draw:fill-color="#3f51b5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3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size="18pt" fo:language="zxx" fo:country="none" style:font-size-asian="18pt" style:font-size-complex="18pt"/>
    </style:style>
    <style:style style:name="ce4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center" fo:border="1.13pt solid #ffffff"/>
      <style:text-properties fo:color="#212121" loext:opacity="100%" fo:font-size="18pt" fo:language="zxx" fo:country="none" style:font-size-asian="18pt" style:font-size-complex="18pt"/>
    </style:style>
    <style:style style:name="ce5" style:family="table-cell">
      <loext:graphic-properties draw:fill="solid" draw:fill-color="#dddddd" draw:textarea-vertical-align="middle" fo:padding-top="0cm" fo:padding-bottom="0cm" fo:padding-left="0.2cm" fo:padding-right="0.2cm"/>
      <style:paragraph-properties fo:border="1.13pt solid #ffffff"/>
      <style:text-properties fo:color="#212121" loext:opacity="100%" fo:font-size="18pt" fo:language="zxx" fo:country="none" style:font-size-asian="18pt" style:font-size-complex="18pt"/>
    </style:style>
    <style:style style:name="ce6" style:family="table-cell">
      <loext:graphic-properties draw:fill="solid" draw:fill-color="#dddddd" draw:textarea-vertical-align="middle" fo:padding-top="0cm" fo:padding-bottom="0cm" fo:padding-left="0.2cm" fo:padding-right="0.2cm"/>
      <style:paragraph-properties fo:text-align="start" fo:border="1.13pt solid #ffffff"/>
      <style:text-properties fo:color="#212121" loext:opacity="100%" fo:font-size="18pt" fo:language="zxx" fo:country="none" style:font-size-asian="18pt" style:font-size-complex="18pt"/>
    </style:style>
    <style:style style:name="ce7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8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9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none"/>
      <style:text-properties fo:color="#212121" loext:opacity="100%" fo:font-size="18pt" fo:language="zxx" fo:country="none" style:font-size-asian="18pt" style:font-size-complex="18pt"/>
    </style:style>
    <style:style style:name="ce10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1" style:family="table-cell">
      <loext:graphic-properties draw:fill="solid" draw:fill-color="#ffffff" draw:textarea-vertical-align="middle" fo:padding-top="0cm" fo:padding-bottom="0cm" fo:padding-left="0.2cm" fo:padding-right="0.2cm"/>
      <style:paragraph-properties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2" style:family="table-cell">
      <loext:graphic-properties draw:fill="solid" draw:fill-color="#ffffff" draw:textarea-vertical-align="middle" fo:padding-top="0cm" fo:padding-bottom="0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color="#212121" loext:opacity="100%" fo:font-size="18pt" fo:language="zxx" fo:country="none" style:font-size-asian="18pt" style:font-size-complex="18pt"/>
    </style:style>
    <style:style style:name="ce13" style:family="table-cell">
      <loext:graphic-properties draw:fill="solid" draw:fill-color="#3f51b5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8pt" style:font-size-asian="18pt" style:font-size-complex="18pt"/>
    </style:style>
    <style:style style:name="ce15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size="15pt" style:font-size-asian="15pt" style:font-size-complex="15pt"/>
    </style:style>
    <style:style style:name="ce16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="1.13pt solid #ffffff" style:text-autospace="none"/>
      <style:text-properties fo:font-size="18pt" style:font-size-asian="18pt" style:font-size-complex="18pt"/>
    </style:style>
    <style:style style:name="ce17" style:family="table-cell">
      <loext:graphic-properties draw:fill="solid" draw:fill-color="#dddddd" draw:textarea-vertical-align="top" fo:padding-top="0.2cm" fo:padding-bottom="0.2cm" fo:padding-left="0.2cm" fo:padding-right="0.2cm"/>
      <style:paragraph-properties fo:border="1.13pt solid #ffffff" style:text-autospace="none"/>
      <style:text-properties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19" style:family="table-cell">
      <loext:graphic-properties draw:fill="solid" draw:fill-color="#ffffff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ce20" style:family="table-cell">
      <loext:graphic-properties draw:fill="solid" draw:fill-color="#dddddd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8pt" style:font-size-asian="18pt" style:font-size-complex="18pt"/>
    </style:style>
    <style:style style:name="ce21" style:family="table-cell">
      <loext:graphic-properties draw:fill="solid" draw:fill-color="#dddddd" draw:textarea-vertical-align="top" fo:padding-top="0.2cm" fo:padding-bottom="0.2cm" fo:padding-left="0.2cm" fo:padding-right="0.2cm"/>
      <style:paragraph-properties fo:border-left="1.13pt solid #ffffff" fo:border-right="1.13pt solid #ffffff" fo:border-top="none" fo:border-bottom="1.13pt solid #ffffff" style:text-autospace="none"/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fo:color="#ffffff" loext:opacity="100%" fo:font-weight="bold"/>
    </style:style>
    <style:style style:name="P9" style:family="paragraph">
      <loext:graphic-properties draw:fill="solid" draw:fill-color="#212121"/>
      <style:paragraph-properties fo:text-align="center" style:writing-mode="lr-tb"/>
      <style:text-properties fo:color="#ffffff" loext:opacity="100%" fo:font-weight="bold"/>
    </style:style>
    <style:style style:name="P10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1" style:family="paragraph">
      <loext:graphic-properties draw:fill="solid" draw:fill-color="#512da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12" style:family="paragraph">
      <loext:graphic-properties draw:fill="solid" draw:fill-color="#8c68ca"/>
      <style:paragraph-properties fo:text-align="center" style:writing-mode="lr-tb"/>
      <style:text-properties fo:color="#ffffff" loext:opacity="100%" fo:font-weight="bold"/>
    </style:style>
    <style:style style:name="P13" style:family="paragraph">
      <style:paragraph-properties fo:text-align="center" style:writing-mode="lr-tb"/>
      <style:text-properties fo:color="#212121" loext:opacity="100%" fo:font-weight="bold"/>
    </style:style>
    <style:style style:name="P14" style:family="paragraph">
      <loext:graphic-properties draw:fill="solid" draw:fill-color="#d1c4e9"/>
      <style:paragraph-properties fo:text-align="center" style:writing-mode="lr-tb"/>
      <style:text-properties fo:color="#212121" loext:opacity="100%" fo:font-weight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19" style:family="paragraph">
      <style:paragraph-properties fo:text-align="end"/>
    </style:style>
    <style:style style:name="P20" style:family="paragraph">
      <loext:graphic-properties draw:fill="none" draw:fill-color="#ffffff"/>
      <style:paragraph-properties fo:text-align="end" style:writing-mode="lr-tb"/>
      <style:text-properties fo:font-size="15pt" style:font-size-asian="15pt" style:font-size-complex="15pt"/>
    </style:style>
    <style:style style:name="P2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23" style:family="paragraph">
      <style:paragraph-properties fo:text-align="end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font-size="12pt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7" style:family="paragraph">
      <style:paragraph-properties fo:text-align="center"/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/>
      <style:text-properties fo:color="#212121" loext:opacity="100%" fo:font-size="18pt" fo:language="zxx" fo:country="none" style:font-size-asian="18pt" style:font-size-complex="18pt"/>
    </style:style>
    <style:style style:name="P29" style:family="paragraph">
      <style:text-properties fo:color="#212121" loext:opacity="100%" fo:font-size="18pt" fo:language="zxx" fo:country="none" style:font-size-asian="18pt" style:font-size-complex="18pt"/>
    </style:style>
    <style:style style:name="P30" style:family="paragraph">
      <style:paragraph-properties fo:text-align="start"/>
      <style:text-properties fo:color="#212121" loext:opacity="100%" fo:font-size="18pt" fo:language="zxx" fo:country="none" style:font-size-asian="18pt" style:font-size-complex="18pt"/>
    </style:style>
    <style:style style:name="P31" style:family="paragraph">
      <style:paragraph-properties fo:text-align="center" style:text-autospace="none"/>
    </style:style>
    <style:style style:name="P32" style:family="paragraph">
      <style:paragraph-properties fo:text-align="center" style:text-autospace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33" style:family="paragraph">
      <style:paragraph-properties style:text-autospace="none"/>
      <style:text-properties fo:font-size="18pt" style:font-size-asian="18pt" style:font-size-complex="18pt"/>
    </style:style>
    <style:style style:name="P34" style:family="paragraph">
      <style:paragraph-properties style:text-autospace="none"/>
      <style:text-properties fo:font-size="15pt" style:font-size-asian="15pt" style:font-size-complex="15pt"/>
    </style:style>
    <style:style style:name="P35" style:family="paragraph">
      <loext:graphic-properties draw:fill-color="#ffffff"/>
      <style:paragraph-properties style:writing-mode="lr-tb"/>
      <style:text-properties fo:font-size="20pt"/>
    </style:style>
    <style:style style:name="P36" style:family="paragraph">
      <style:paragraph-properties style:writing-mode="lr-tb"/>
      <style:text-properties style:use-window-font-color="true" loext:opacity="0%" fo:font-weight="normal" style:font-weight-asian="normal" style:font-weight-complex="normal"/>
    </style:style>
    <style:style style:name="P37" style:family="paragraph"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solid" draw:fill-color="#bdbdbd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39" style:family="paragraph">
      <loext:graphic-properties draw:fill="solid" draw:fill-color="#ffffff"/>
      <style:paragraph-properties fo:text-align="center" style:writing-mode="lr-tb"/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P40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673ab7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2" style:family="paragraph">
      <loext:graphic-properties draw:fill="none" draw:fill-color="#ffffff"/>
      <style:paragraph-properties style:writing-mode="lr-tb"/>
      <style:text-properties style:use-window-font-color="true" loext:opacity="0%" fo:font-size="15pt" fo:font-weight="bold" style:font-weight-asian="bold" style:font-weight-complex="bold"/>
    </style:style>
    <style:style style:name="P43" style:family="paragraph">
      <loext:graphic-properties draw:fill="solid" draw:fill-color="#536dfe"/>
      <style:paragraph-properties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44" style:family="paragraph">
      <loext:graphic-properties draw:fill="none"/>
      <style:paragraph-properties fo:text-align="center"/>
      <style:text-properties style:use-window-font-color="true" loext:opacity="0%"/>
    </style:style>
    <style:style style:name="P4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4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47" style:family="paragraph">
      <style:paragraph-properties style:writing-mode="lr-tb"/>
      <style:text-properties fo:font-size="32pt"/>
    </style:style>
    <style:style style:name="P48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ffffff" loext:opacity="100%" fo:font-weight="bold"/>
    </style:style>
    <style:style style:name="T6" style:family="text">
      <style:text-properties fo:color="#ffffff" loext:opacity="100%" fo:font-weight="bold" style:font-weight-asian="bold" style:font-weight-complex="bold"/>
    </style:style>
    <style:style style:name="T7" style:family="text">
      <style:text-properties fo:color="#212121" loext:opacity="100%" fo:font-weight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fo:color="#ffffff" loext:opacity="100%" fo:font-size="18pt" fo:language="zxx" fo:country="none" fo:font-weight="bold" style:font-size-asian="18pt" style:font-weight-asian="bold" style:font-size-complex="18pt" style:font-weight-complex="bold"/>
    </style:style>
    <style:style style:name="T14" style:family="text">
      <style:text-properties fo:color="#212121" loext:opacity="100%" fo:font-size="18pt" fo:language="zxx" fo:country="none" style:font-size-asian="18pt" style:font-size-complex="18pt"/>
    </style:style>
    <style:style style:name="T15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style:use-window-font-color="true" loext:opacity="0%" fo:font-weight="normal" style:font-weight-asian="normal" style:font-weight-complex="normal"/>
    </style:style>
    <style:style style:name="T19" style:family="text">
      <style:text-properties style:use-window-font-color="true" loext:opacity="0%" fo:font-size="24pt" fo:font-weight="bold" style:font-size-asian="24pt" style:font-weight-asian="bold" style:font-size-complex="24pt" style:font-weight-complex="bold"/>
    </style:style>
    <style:style style:name="T2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21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22" style:family="text">
      <style:text-properties style:use-window-font-color="true" loext:opacity="0%" fo:font-size="15pt" fo:font-weight="bold" style:font-weight-asian="bold" style:font-weight-complex="bold"/>
    </style:style>
    <style:style style:name="T23" style:family="text">
      <style:text-properties fo:color="#212121" loext:opacity="100%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letter-kerning="true" style:font-name-asian="AR PL UMing HK" style:font-size-asian="20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32pt" fo:font-weight="bold" style:font-weight-asian="bold" style:font-weight-complex="bold"/>
    </style:style>
    <style:style style:name="T26" style:family="text">
      <style:text-properties fo:font-size="32pt" fo:font-weight="normal" style:font-weight-asian="normal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University Spin-offs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</text:span><text:span text:style-name="T1">r</text:span><text:span text:style-name="T1">o</text:span><text:span text:style-name="T1">f. </text:span><text:span text:style-name="T1">D</text:span><text:span text:style-name="T1">r. </text:span><text:span text:style-name="T1">D</text:span><text:span text:style-name="T1">ir</text:span><text:span text:style-name="T1">k </text:span><text:span text:style-name="T1">R</text:span><text:span text:style-name="T1">i</text:span><text:span text:style-name="T1">e</text:span><text:span text:style-name="T1">h</text:span><text:span text:style-name="T1">l</text:span><text:span text:style-name="T1">e</text:span></text:p>
            <text:p text:style-name="P3"><text:span text:style-name="T2">Fr</text:span><text:span text:style-name="T2">ie</text:span><text:span text:style-name="T2">dr</text:span><text:span text:style-name="T2">ic</text:span><text:span text:style-name="T2">h-</text:span><text:span text:style-name="T2">Al</text:span><text:span text:style-name="T2">e</text:span><text:span text:style-name="T2">x</text:span><text:span text:style-name="T2">a</text:span><text:span text:style-name="T2">n</text:span><text:span text:style-name="T2">d</text:span><text:span text:style-name="T2">er </text:span><text:span text:style-name="T2">U</text:span><text:span text:style-name="T2">ni</text:span><text:span text:style-name="T2">v</text:span><text:span text:style-name="T2">er</text:span><text:span text:style-name="T2">si</text:span><text:span text:style-name="T2">ty </text:span><text:span text:style-name="T2">E</text:span><text:span text:style-name="T2">rl</text:span><text:span text:style-name="T2">a</text:span><text:span text:style-name="T2">n</text:span><text:span text:style-name="T2">g</text:span><text:span text:style-name="T2">e</text:span><text:span text:style-name="T2">n-</text:span><text:span text:style-name="T2">N</text:span><text:span text:style-name="T2">ür</text:span><text:span text:style-name="T2">n</text:span><text:span text:style-name="T2">b</text:span><text:span text:style-name="T2">er</text:span><text:span text:style-name="T2">g</text:span></text:p>
            <text:p text:style-name="P2"><text:span text:style-name="T1">C</text:span><text:span text:style-name="T1">O</text:span><text:span text:style-name="T1">S</text:span><text:span text:style-name="T1">S </text:span><text:span text:style-name="T1">D</text:span><text:span text:style-name="T1">0</text:span><text:span text:style-name="T1">3</text:span></text:p>
            <text:p><text:span text:style-name="T3">Lic</text:span><text:span text:style-name="T3">en</text:span><text:span text:style-name="T3">se</text:span><text:span text:style-name="T3">d </text:span><text:span text:style-name="T3">un</text:span><text:span text:style-name="T3">de</text:span><text:span text:style-name="T3">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</text:span><text:span text:style-name="T4">Frie</text:span><text:span text:style-name="T4">dric</text:span><text:span text:style-name="T4">h-</text:span><text:span text:style-name="T4">Ale</text:span><text:span text:style-name="T4">xan</text:span><text:span text:style-name="T4">der </text:span><text:span text:style-name="T4">Uni</text:span><text:span text:style-name="T4">vers</text:span><text:span text:style-name="T4">ity </text:span><text:span text:style-name="T4">Erla</text:span><text:span text:style-name="T4">nge</text:span><text:span text:style-name="T4">n-</text:span><text:span text:style-name="T4">Nür</text:span><text:span text:style-name="T4">nber</text:span><text:span text:style-name="T4">g – </text:span><text:span text:style-name="T4">FA</text:span><text:span text:style-name="T4">U, </text:span><text:span text:style-name="T4">in </text:span><text:span text:style-name="T4">shor</text:span><text:span text:style-name="T4">t.</text:span></text:p>
              <text:p><text:span text:style-name="T4">Cor</text:span><text:span text:style-name="T4">pora</text:span><text:span text:style-name="T4">te </text:span><text:span text:style-name="T4">iden</text:span><text:span text:style-name="T4">tity </text:span><text:span text:style-name="T4">wan</text:span><text:span text:style-name="T4">ts us </text:span><text:span text:style-name="T4">to </text:span><text:span text:style-name="T4">say </text:span><text:span text:style-name="T4">“Fri</text:span><text:span text:style-name="T4">edri</text:span><text:span text:style-name="T4">ch-</text:span><text:span text:style-name="T4">Ale</text:span><text:span text:style-name="T4">xan</text:span><text:span text:style-name="T4">der </text:span><text:span text:style-name="T4">Uni</text:span><text:span text:style-name="T4">vers</text:span><text:span text:style-name="T4">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Phases and public funding</text:p>
              </text:list-item>
              <text:list-item>
                <text:p>The applied research phase</text:p>
              </text:list-item>
              <text:list-item>
                <text:p>The spinning-off phase</text:p>
              </text:list-item>
              <text:list-item>
                <text:p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Phases and Public Funding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Overview of Phases and Funding Recipients</text:p>
          </draw:text-box>
        </draw:frame>
        <draw:g>
          <draw:custom-shape draw:style-name="gr2" draw:text-style-name="P9" draw:layer="layout" svg:width="8cm" svg:height="4cm" draw:transform="rotate (1.5707963267949) translate (5.5cm 12cm)">
            <text:p text:style-name="P8"><text:span text:style-name="T5">B</text:span><text:span text:style-name="T5">a</text:span><text:span text:style-name="T5">si</text:span><text:span text:style-name="T5">c </text:span><text:span text:style-name="T5">re</text:span><text:span text:style-name="T5">s</text:span><text:span text:style-name="T5">e</text:span><text:span text:style-name="T5">ar</text:span><text:span text:style-name="T5">c</text:span><text:span text:style-name="T5">h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1" draw:layer="layout" svg:width="8cm" svg:height="4cm" draw:transform="rotate (1.5707963267949) translate (9.5cm 12cm)">
            <text:p text:style-name="P10"><text:span text:style-name="T6">A</text:span><text:span text:style-name="T6">p</text:span><text:span text:style-name="T6">pl</text:span><text:span text:style-name="T6">ie</text:span><text:span text:style-name="T6">d </text:span><text:span text:style-name="T6">re</text:span><text:span text:style-name="T6">s</text:span><text:span text:style-name="T6">e</text:span><text:span text:style-name="T6">ar</text:span><text:span text:style-name="T6">c</text:span><text:span text:style-name="T6">h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2" draw:layer="layout" svg:width="8cm" svg:height="4cm" draw:transform="rotate (1.5707963267949) translate (13.5cm 12cm)">
            <text:p text:style-name="P8"><text:span text:style-name="T5">S</text:span><text:span text:style-name="T5">pi</text:span><text:span text:style-name="T5">n</text:span><text:span text:style-name="T5">ni</text:span><text:span text:style-name="T5">n</text:span><text:span text:style-name="T5">g-</text:span><text:span text:style-name="T5">of</text:span><text:span text:style-name="T5">f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8cm" svg:height="4cm" draw:transform="rotate (1.5707963267949) translate (17.5cm 12cm)">
            <text:p text:style-name="P13"><text:span text:style-name="T7">St</text:span><text:span text:style-name="T7">ar</text:span><text:span text:style-name="T7">ti</text:span><text:span text:style-name="T7">n</text:span><text:span text:style-name="T7">g-</text:span><text:span text:style-name="T7">u</text:span><text:span text:style-name="T7">p</text:span></text:p>
            <draw:enhanced-geometry svg:viewBox="0 0 21600 21600" draw:type="rectangle" draw:enhanced-path="M 0 0 L 21600 0 21600 21600 0 21600 0 0 Z N"/>
          </draw:custom-shape>
          <draw:line draw:style-name="gr6" draw:text-style-name="P16" draw:layer="layout" svg:x1="5.5cm" svg:y1="12.5cm" svg:x2="5.5cm" svg:y2="4cm">
            <text:p text:style-name="P15"><text:span text:style-name="T8">Re</text:span><text:span text:style-name="T8">se</text:span><text:span text:style-name="T8">arc</text:span><text:span text:style-name="T8">h / </text:span><text:span text:style-name="T8">sta</text:span><text:span text:style-name="T8">rtu</text:span><text:span text:style-name="T8">p</text:span><text:span text:style-name="T8"><text:line-break/></text:span><text:span text:style-name="T8">tim</text:span><text:span text:style-name="T8">e </text:span><text:span text:style-name="T8">sp</text:span><text:span text:style-name="T8">ent </text:span><text:span text:style-name="T8">rati</text:span><text:span text:style-name="T8">o</text:span></text:p>
            <text:p text:style-name="P15"><text:span text:style-name="T8"/></text:p>
            <text:p text:style-name="P15"><text:span text:style-name="T8"/></text:p>
            <text:p text:style-name="P15"><text:span text:style-name="T8"/></text:p>
          </draw:line>
          <draw:g>
            <draw:line draw:style-name="gr7" draw:layer="layout" svg:x1="9.5cm" svg:y1="11.5cm" svg:x2="9.5cm" svg:y2="12.5cm">
              <text:p/>
            </draw:line>
          </draw:g>
          <draw:g>
            <draw:line draw:style-name="gr7" draw:layer="layout" svg:x1="13.5cm" svg:y1="11.5cm" svg:x2="13.5cm" svg:y2="12.5cm">
              <text:p/>
            </draw:line>
          </draw:g>
          <draw:g>
            <draw:line draw:style-name="gr7" draw:layer="layout" svg:x1="17.5cm" svg:y1="11.5cm" svg:x2="17.5cm" svg:y2="12.5cm">
              <text:p/>
            </draw:line>
          </draw:g>
          <draw:g>
            <draw:line draw:style-name="gr7" draw:layer="layout" svg:x1="21.5cm" svg:y1="11.5cm" svg:x2="21.5cm" svg:y2="12.5cm">
              <text:p/>
            </draw:line>
          </draw:g>
          <draw:path draw:style-name="gr8" draw:text-style-name="P17" draw:layer="layout" svg:width="14.314cm" svg:height="3.193cm" draw:transform="skewX (-0.0376991118430776) rotate (-0.498291501444381) translate (5.93400081192345cm 3.12532775648458cm)" svg:viewBox="0 0 14315 3194" svg:d="M0 976c7127-3800 7188 4980 14315 1292">
            <text:p/>
          </draw:path>
          <draw:frame draw:style-name="gr9" draw:text-style-name="P18" draw:layer="layout" svg:width="4cm" svg:height="1.5cm" svg:x="13.5cm" svg:y="12cm">
            <draw:text-box>
              <text:p><text:span text:style-name="T9">fou</text:span><text:span text:style-name="T9">ndi</text:span><text:span text:style-name="T9">ng</text:span></text:p>
            </draw:text-box>
          </draw:frame>
          <draw:frame draw:style-name="gr10" draw:text-style-name="P20" draw:layer="layout" svg:width="4cm" svg:height="1.5cm" svg:x="19cm" svg:y="12cm">
            <draw:text-box>
              <text:p text:style-name="P19"><text:span text:style-name="T10">tim</text:span><text:span text:style-name="T10">e</text:span></text:p>
            </draw:text-box>
          </draw:frame>
          <draw:frame draw:style-name="gr11" draw:text-style-name="P21" draw:layer="layout" svg:width="2cm" svg:height="1cm" svg:x="3.5cm" svg:y="3.5cm">
            <draw:text-box>
              <text:p><text:span text:style-name="T11">100</text:span><text:span text:style-name="T11">%</text:span></text:p>
            </draw:text-box>
          </draw:frame>
          <draw:line draw:style-name="gr12" draw:text-style-name="P22" draw:layer="layout" svg:x1="5.5cm" svg:y1="3.5cm" svg:x2="17.5cm" svg:y2="3.5cm">
            <text:p><text:span text:style-name="T9">Re</text:span><text:span text:style-name="T9">cip</text:span><text:span text:style-name="T9">ien</text:span><text:span text:style-name="T9">t of </text:span><text:span text:style-name="T9">pu</text:span><text:span text:style-name="T9">bli</text:span><text:span text:style-name="T9">c </text:span><text:span text:style-name="T9">fun</text:span><text:span text:style-name="T9">din</text:span><text:span text:style-name="T9">g </text:span><text:span text:style-name="T9">is </text:span><text:span text:style-name="T9">the </text:span><text:span text:style-name="T9">uni</text:span><text:span text:style-name="T9">ver</text:span><text:span text:style-name="T9">sit</text:span><text:span text:style-name="T9">y</text:span></text:p>
            <text:p><text:span text:style-name="T9"/></text:p>
            <text:p><text:span text:style-name="T9"/></text:p>
          </draw:line>
          <draw:line draw:style-name="gr13" draw:text-style-name="P22" draw:layer="layout" svg:x1="17.5cm" svg:y1="3.5cm" svg:x2="21.5cm" svg:y2="3.5cm">
            <text:p><text:span text:style-name="T9">… </text:span><text:span text:style-name="T9">the </text:span><text:span text:style-name="T9">sta</text:span><text:span text:style-name="T9">rtu</text:span><text:span text:style-name="T9">p</text:span></text:p>
            <text:p><text:span text:style-name="T9"/></text:p>
            <text:p><text:span text:style-name="T9"/></text:p>
          </draw:line>
          <draw:line draw:style-name="gr14" draw:text-style-name="P23" draw:layer="layout" svg:x1="5cm" svg:y1="12cm" svg:x2="23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Forms of Public Project Fund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Public grants [1]</text:p>
                <text:list>
                  <text:list-item>
                    <text:p>Grants to university</text:p>
                    <text:list>
                      <text:list-item>
                        <text:p>Basic research funding</text:p>
                      </text:list-item>
                      <text:list-item>
                        <text:p>Applied research funding</text:p>
                      </text:list-item>
                      <text:list-item>
                        <text:p>Innovation / startup fund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Grants to startup</text:p>
                    <text:list>
                      <text:list-item>
                        <text:p>Direct startup funding</text:p>
                      </text:list-item>
                      <text:list-item>
                        <text:p>Pre-competitive resear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act research [2]</text:p>
              </text:list-item>
            </text:list>
          </draw:text-box>
        </draw:frame>
        <draw:frame draw:style-name="gr15" draw:text-style-name="P26" draw:layer="layout" svg:width="20cm" svg:height="4cm" svg:x="0cm" svg:y="11.75cm">
          <draw:text-box>
            <text:p text:style-name="P25"><text:span text:style-name="T12">[1]</text:span><text:span text:style-name="T12"><text:tab/></text:span><text:span text:style-name="T12">G</text:span><text:span text:style-name="T12">e</text:span><text:span text:style-name="T12">r</text:span><text:span text:style-name="T12">m</text:span><text:span text:style-name="T12">a</text:span><text:span text:style-name="T12">n</text:span><text:span text:style-name="T12">:</text:span><text:span text:style-name="T12"> </text:span><text:span text:style-name="T12">“</text:span><text:span text:style-name="T12">A</text:span><text:span text:style-name="T12">n</text:span><text:span text:style-name="T12">t</text:span><text:span text:style-name="T12">r</text:span><text:span text:style-name="T12">a</text:span><text:span text:style-name="T12">g</text:span><text:span text:style-name="T12">s</text:span><text:span text:style-name="T12">f</text:span><text:span text:style-name="T12">o</text:span><text:span text:style-name="T12">r</text:span><text:span text:style-name="T12">s</text:span><text:span text:style-name="T12">c</text:span><text:span text:style-name="T12">h</text:span><text:span text:style-name="T12">u</text:span><text:span text:style-name="T12">n</text:span><text:span text:style-name="T12">g</text:span><text:span text:style-name="T12">”</text:span></text:p>
            <text:p text:style-name="P25"><text:span text:style-name="T12">[2]</text:span><text:span text:style-name="T12"><text:tab/></text:span><text:span text:style-name="T12">G</text:span><text:span text:style-name="T12">e</text:span><text:span text:style-name="T12">r</text:span><text:span text:style-name="T12">m</text:span><text:span text:style-name="T12">a</text:span><text:span text:style-name="T12">n</text:span><text:span text:style-name="T12">:</text:span><text:span text:style-name="T12"> </text:span><text:span text:style-name="T12">“</text:span><text:span text:style-name="T12">A</text:span><text:span text:style-name="T12">u</text:span><text:span text:style-name="T12">f</text:span><text:span text:style-name="T12">t</text:span><text:span text:style-name="T12">r</text:span><text:span text:style-name="T12">a</text:span><text:span text:style-name="T12">g</text:span><text:span text:style-name="T12">s</text:span><text:span text:style-name="T12">f</text:span><text:span text:style-name="T12">o</text:span><text:span text:style-name="T12">r</text:span><text:span text:style-name="T12">s</text:span><text:span text:style-name="T12">c</text:span><text:span text:style-name="T12">h</text:span><text:span text:style-name="T12">u</text:span><text:span text:style-name="T12">n</text:span><text:span text:style-name="T12">g</text:span><text:span text:style-name="T12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hases with Example Funders and Programs</text:p>
          </draw:text-box>
        </draw:frame>
        <draw:frame draw:style-name="standard" draw:layer="layout" svg:width="27cm" svg:height="11.015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5"><text:span text:style-name="T13">#</text:span></text:p>
              </table:table-cell>
              <table:table-cell>
                <text:p text:style-name="P27"><text:span text:style-name="T13">Phase</text:span></text:p>
              </table:table-cell>
              <table:table-cell>
                <text:p text:style-name="P27"><text:span text:style-name="T13">Funder</text:span></text:p>
              </table:table-cell>
              <table:table-cell>
                <text:p text:style-name="P27"><text:span text:style-name="T13">Program</text:span></text:p>
              </table:table-cell>
              <table:table-cell>
                <text:p text:style-name="P27"><text:span text:style-name="T13"># Persons</text:span></text:p>
              </table:table-cell>
              <table:table-cell>
                <text:p text:style-name="P27"><text:span text:style-name="T13">Amount</text:span><text:span text:style-name="T13"><text:line-break/></text:span><text:span text:style-name="T13">[PM p. P.]</text:span></text:p>
              </table:table-cell>
            </table:table-row>
            <table:table-row table:style-name="ro1" table:default-cell-style-name="ce3">
              <table:table-cell table:style-name="ce2">
                <text:p text:style-name="P28"><text:span text:style-name="T14">1</text:span></text:p>
              </table:table-cell>
              <table:table-cell>
                <text:p text:style-name="P29"><text:span text:style-name="T14">Basic research</text:span></text:p>
              </table:table-cell>
              <table:table-cell>
                <text:p text:style-name="P29"><text:span text:style-name="T14">DFG</text:span></text:p>
                <text:p text:style-name="P29"><text:span text:style-name="T14">ERC</text:span></text:p>
              </table:table-cell>
              <table:table-cell>
                <text:p text:style-name="P29"><text:span text:style-name="T14">Sachbeihilfe</text:span></text:p>
                <text:p text:style-name="P29"><text:span text:style-name="T14">Advanced Grant</text:span></text:p>
              </table:table-cell>
              <table:table-cell>
                <text:p text:style-name="P29"><text:span text:style-name="T14">1-3 (up to 6)</text:span></text:p>
              </table:table-cell>
              <table:table-cell>
                <text:p text:style-name="P29"><text:span text:style-name="T14">36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2</text:span></text:p>
              </table:table-cell>
              <table:table-cell>
                <text:p text:style-name="P29"><text:span text:style-name="T14">Applied research</text:span></text:p>
              </table:table-cell>
              <table:table-cell table:style-name="ce6">
                <text:p text:style-name="P30"><text:span text:style-name="T14">BMBF</text:span></text:p>
                <text:p text:style-name="P30"><text:span text:style-name="T14">BMWi</text:span></text:p>
              </table:table-cell>
              <table:table-cell>
                <text:p text:style-name="P29"><text:span text:style-name="T14">VIP+, START interaktiv</text:span></text:p>
                <text:p text:style-name="P29"><text:span text:style-name="T14">Various</text:span></text:p>
              </table:table-cell>
              <table:table-cell>
                <text:p text:style-name="P29"><text:span text:style-name="T14">1-4</text:span></text:p>
              </table:table-cell>
              <table:table-cell>
                <text:p text:style-name="P29"><text:span text:style-name="T14">18-36</text:span></text:p>
              </table:table-cell>
            </table:table-row>
            <table:table-row table:style-name="ro1" table:default-cell-style-name="ce8">
              <table:table-cell table:style-name="ce7">
                <text:p text:style-name="P28"><text:span text:style-name="T14">3</text:span></text:p>
              </table:table-cell>
              <table:table-cell>
                <text:p text:style-name="P29"><text:span text:style-name="T14">Spinning-off</text:span></text:p>
              </table:table-cell>
              <table:table-cell table:style-name="ce9">
                <text:p text:style-name="P30"><text:span text:style-name="T14">BMWi</text:span></text:p>
              </table:table-cell>
              <table:table-cell>
                <text:p text:style-name="P29"><text:span text:style-name="T14">EXIST Forschungstransfer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18</text:span></text:p>
              </table:table-cell>
            </table:table-row>
            <table:table-row table:style-name="ro1" table:default-cell-style-name="ce5">
              <table:table-cell table:style-name="ce4">
                <text:p text:style-name="P28"><text:span text:style-name="T14">4</text:span></text:p>
              </table:table-cell>
              <table:table-cell>
                <text:p text:style-name="P29"><text:span text:style-name="T14">Starting-up</text:span></text:p>
              </table:table-cell>
              <table:table-cell table:style-name="ce6">
                <text:p text:style-name="P30"><text:span text:style-name="T14">BMWi</text:span></text:p>
              </table:table-cell>
              <table:table-cell>
                <text:p text:style-name="P29"><text:span text:style-name="T14">EXIST II</text:span></text:p>
              </table:table-cell>
              <table:table-cell>
                <text:p text:style-name="P29"><text:span text:style-name="T14">3-4</text:span></text:p>
              </table:table-cell>
              <table:table-cell>
                <text:p text:style-name="P29"><text:span text:style-name="T14">6</text:span></text:p>
              </table:table-cell>
            </table:table-row>
            <table:table-row table:style-name="ro1" table:default-cell-style-name="ce11">
              <table:table-cell table:style-name="ce10">
                <text:p text:style-name="P28"><text:span text:style-name="T14">5</text:span></text:p>
              </table:table-cell>
              <table:table-cell>
                <text:p text:style-name="P29"><text:span text:style-name="T14">...</text:span></text:p>
              </table:table-cell>
              <table:table-cell table:style-name="ce12">
                <text:p text:style-name="P30"><text:span text:style-name="T14">BMWi</text:span></text:p>
              </table:table-cell>
              <table:table-cell>
                <text:p text:style-name="P29"><text:span text:style-name="T14">KMU Innovativ</text:span></text:p>
              </table:table-cell>
              <table:table-cell>
                <text:p text:style-name="P29"><text:span text:style-name="T14">...</text:span></text:p>
              </table:table-cell>
              <table:table-cell>
                <text:p text:style-name="P29"><text:span text:style-name="T14">12-24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6" draw:text-style-name="P17" draw:layer="layout" svg:x1="0.5cm" svg:y1="9.65cm" svg:x2="27.5cm" svg:y2="9.65cm">
          <text:p/>
        </draw:lin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Phase / Maturity / Readiness Name Equivalencies</text:p>
          </draw:text-box>
        </draw:frame>
        <draw:frame draw:style-name="standard" draw:layer="layout" svg:width="27cm" svg:height="11.004cm" svg:x="0.5cm" svg:y="2.25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2" table:default-cell-style-name="ce13">
              <table:table-cell>
                <text:p text:style-name="P31"><text:span text:style-name="T15">Phase</text:span></text:p>
              </table:table-cell>
              <table:table-cell>
                <text:p text:style-name="P32"><text:span text:style-name="T15">Maturity</text:span></text:p>
              </table:table-cell>
              <table:table-cell>
                <text:p text:style-name="P32"><text:span text:style-name="T15">Technology Readiness Level (EU)</text:span></text:p>
              </table:table-cell>
            </table:table-row>
            <table:table-row table:style-name="ro2" table:default-cell-style-name="ce14">
              <table:table-cell>
                <text:p text:style-name="P33"><text:span text:style-name="T8">Basic research</text:span></text:p>
              </table:table-cell>
              <table:table-cell>
                <text:p text:style-name="P33"><text:span text:style-name="T8">Research</text:span></text:p>
              </table:table-cell>
              <table:table-cell table:style-name="ce15">
                <text:p text:style-name="P34"><text:span text:style-name="T10">TRL 1 (basic principles observed)</text:span><text:span text:style-name="T10"><text:line-break/></text:span><text:span text:style-name="T10">TRL 2 (technology concept formulated)</text:span><text:span text:style-name="T10"><text:line-break/></text:span><text:span text:style-name="T10">TRL 3 (experimental proof of concept)</text:span></text:p>
              </table:table-cell>
            </table:table-row>
            <table:table-row table:style-name="ro2" table:default-cell-style-name="ce16">
              <table:table-cell>
                <text:p text:style-name="P33"><text:span text:style-name="T8">Applied research</text:span></text:p>
              </table:table-cell>
              <table:table-cell>
                <text:p text:style-name="P33"><text:span text:style-name="T8">Validation</text:span></text:p>
              </table:table-cell>
              <table:table-cell table:style-name="ce17">
                <text:p text:style-name="P34"><text:span text:style-name="T10">TRL 4 (technology validated in lab)</text:span><text:span text:style-name="T10"><text:line-break/></text:span><text:span text:style-name="T10">TRL 5 (technology validated in relevant environment)</text:span></text:p>
              </table:table-cell>
            </table:table-row>
            <table:table-row table:style-name="ro2" table:default-cell-style-name="ce18">
              <table:table-cell>
                <text:p text:style-name="P33"><text:span text:style-name="T8">Spinning-off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19">
                <text:p text:style-name="P34"><text:span text:style-name="T10">TRL 6 (technology demonstrated in relevant environment)</text:span></text:p>
              </table:table-cell>
            </table:table-row>
            <table:table-row table:style-name="ro2" table:default-cell-style-name="ce20">
              <table:table-cell>
                <text:p text:style-name="P33"><text:span text:style-name="T8">Starting-up</text:span></text:p>
              </table:table-cell>
              <table:table-cell>
                <text:p text:style-name="P33"><text:span text:style-name="T8">Exploitation</text:span></text:p>
              </table:table-cell>
              <table:table-cell table:style-name="ce21">
                <text:p text:style-name="P34"><text:span text:style-name="T10">TRL 7 (system prototype demonstration)</text:span><text:span text:style-name="T10"><text:line-break/></text:span><text:span text:style-name="T10">TRL 8 (system complete and qualifie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The Applied Research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pplied Research Phas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6">Takes place at the university</text:span></text:p>
                <text:list>
                  <text:list-item>
                    <text:p>Follows the basic research phase</text:p>
                  </text:list-item>
                  <text:list-item>
                    <text:p>Funded through validation pro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Applied Research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Funding source</text:p>
                <text:list>
                  <text:list-item>
                    <text:p>Funder: BMBF</text:p>
                  </text:list-item>
                  <text:list-item>
                    <text:p>Program: START interaktiv</text:p>
                  </text:list-item>
                  <text:list-item>
                    <text:p>Content: 3-4 people up to 3 yea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Requires team and innovation</text:p>
                  </text:list-item>
                  <text:list-item>
                    <text:p>Two-stage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es not require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The <text:span text:style-name="T17">S</text:span><text:span text:style-name="T17">p</text:span><text:span text:style-name="T17">i</text:span><text:span text:style-name="T17">n</text:span><text:span text:style-name="T17">n</text:span><text:span text:style-name="T17">i</text:span><text:span text:style-name="T17">n</text:span><text:span text:style-name="T17">g</text:span><text:span text:style-name="T17">-</text:span><text:span text:style-name="T17">o</text:span><text:span text:style-name="T17">ff</text:span> Phas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 presentation:user-transformed="true">
          <draw:text-box>
            <text:p>The Spinning-off Phase</text:p>
          </draw:text-box>
        </draw:frame>
        <draw:frame presentation:style-name="pr11" draw:text-style-name="P36" draw:layer="layout" svg:width="27cm" svg:height="11.5cm" svg:x="0.5cm" svg:y="2.25cm" presentation:class="outline">
          <draw:text-box>
            <text:list text:style-name="L5">
              <text:list-item>
                <text:p><text:span text:style-name="T18">Starts at university and transitions to startup</text:span></text:p>
                <text:list>
                  <text:list-item>
                    <text:p><text:span text:style-name="T18">Follows the applied research phase</text:span></text:p>
                  </text:list-item>
                  <text:list-item>
                    <text:p><text:span text:style-name="T18">Turns the research project into a produ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2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eps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funding</text:p>
              </text:list-item>
              <text:list-item>
                <text:p>Found company</text:p>
              </text:list-item>
              <text:list-item>
                <text:p>Acquire IP rights</text:p>
              </text:list-item>
              <text:list-item>
                <text:p>Build out product</text:p>
              </text:list-item>
              <text:list-item>
                <text:p>Acquire fund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ample Funding for Spinning-off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unding source</text:p>
                <text:list>
                  <text:list-item>
                    <text:p>Sponsor: BMWi</text:p>
                  </text:list-item>
                  <text:list-item>
                    <text:p>Program: EXIST Forschungstransfer</text:p>
                  </text:list-item>
                  <text:list-item>
                    <text:p>Content: Four people for up to 18 month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rant process</text:p>
                <text:list>
                  <text:list-item>
                    <text:p>Apply with team and business plan</text:p>
                  </text:list-item>
                  <text:list-item>
                    <text:p>Get invited to pitch to ju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quires incorpor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tartup Incorpor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Needs to happen during the spinning-off phase</text:p>
              </text:list-item>
              <text:list-item>
                <text:p>At this stage, all IP is still owned by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IP Rights Management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Who Holds Which Rights?</text:p>
          </draw:text-box>
        </draw:frame>
        <draw:g>
          <draw:custom-shape draw:style-name="gr17" draw:text-style-name="P38" draw:layer="layout" svg:width="7cm" svg:height="4cm" svg:x="8.25cm" svg:y="6.5cm">
            <text:p text:style-name="P37"><text:span text:style-name="T19">D</text:span><text:span text:style-name="T19">o</text:span><text:span text:style-name="T19">ct</text:span><text:span text:style-name="T19">or</text:span><text:span text:style-name="T19">al</text:span><text:span text:style-name="T19"><text:line-break/></text:span><text:span text:style-name="T19">st</text:span><text:span text:style-name="T19">u</text:span><text:span text:style-name="T19">d</text:span><text:span text:style-name="T19">e</text:span><text:span text:style-name="T19">nt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8" draw:layer="layout" svg:width="7cm" svg:height="4cm" svg:x="15.25cm" svg:y="2.5cm">
            <text:p text:style-name="P37"><text:span text:style-name="T19">St</text:span><text:span text:style-name="T19">u</text:span><text:span text:style-name="T19">d</text:span><text:span text:style-name="T19">e</text:span><text:span text:style-name="T19">nt</text:span><text:span text:style-name="T19"><text:line-break/></text:span><text:span text:style-name="T19">h</text:span><text:span text:style-name="T19">el</text:span><text:span text:style-name="T19">p</text:span><text:span text:style-name="T19">er </text:span><text:span text:style-name="T19">[1</text:span><text:span text:style-name="T19">]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8.25cm" svg:y="2.5cm">
            <text:p text:style-name="P37"><text:span text:style-name="T19">St</text:span><text:span text:style-name="T19">u</text:span><text:span text:style-name="T19">d</text:span><text:span text:style-name="T19">e</text:span><text:span text:style-name="T19">nt </text:span><text:span text:style-name="T19">in</text:span><text:span text:style-name="T19"><text:line-break/></text:span><text:span text:style-name="T19">cl</text:span><text:span text:style-name="T19">a</text:span><text:span text:style-name="T19">s</text:span><text:span text:style-name="T19">s </text:span><text:span text:style-name="T19">/ </text:span><text:span text:style-name="T19">th</text:span><text:span text:style-name="T19">e</text:span><text:span text:style-name="T19">si</text:span><text:span text:style-name="T19">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39" draw:layer="layout" svg:width="7cm" svg:height="4cm" svg:x="15.25cm" svg:y="6.5cm">
            <text:p text:style-name="P37"><text:span text:style-name="T19">G</text:span><text:span text:style-name="T19">ra</text:span><text:span text:style-name="T19">d</text:span><text:span text:style-name="T19">u</text:span><text:span text:style-name="T19">at</text:span><text:span text:style-name="T19">e</text:span></text:p>
            <text:p text:style-name="P37"><text:span text:style-name="T19">re</text:span><text:span text:style-name="T19">s</text:span><text:span text:style-name="T19">e</text:span><text:span text:style-name="T19">ar</text:span><text:span text:style-name="T19">c</text:span><text:span text:style-name="T19">h</text:span><text:span text:style-name="T19">er </text:span><text:span text:style-name="T19">[2</text:span><text:span text:style-name="T19">]</text:span></text:p>
            <draw:enhanced-geometry svg:viewBox="0 0 21600 21600" draw:type="rectangle" draw:enhanced-path="M 0 0 L 21600 0 21600 21600 0 21600 0 0 Z N"/>
          </draw:custom-shape>
          <draw:frame draw:style-name="gr19" draw:text-style-name="P40" draw:layer="layout" svg:width="7cm" svg:height="1.5cm" svg:x="8.25cm" svg:y="10.5cm">
            <draw:text-box>
              <text:p><text:span text:style-name="T20">Th</text:span><text:span text:style-name="T20">e </text:span><text:span text:style-name="T20">ind</text:span><text:span text:style-name="T20">ivi</text:span><text:span text:style-name="T20">du</text:span><text:span text:style-name="T20">al</text:span></text:p>
            </draw:text-box>
          </draw:frame>
          <draw:frame draw:style-name="gr19" draw:text-style-name="P40" draw:layer="layout" svg:width="7cm" svg:height="1.5cm" svg:x="15.25cm" svg:y="10.5cm">
            <draw:text-box>
              <text:p><text:span text:style-name="T20">Th</text:span><text:span text:style-name="T20">e </text:span><text:span text:style-name="T20">uni</text:span><text:span text:style-name="T20">ver</text:span><text:span text:style-name="T20">sit</text:span><text:span text:style-name="T20">y</text:span></text:p>
            </draw:text-box>
          </draw:frame>
          <draw:frame draw:style-name="gr20" draw:text-style-name="P41" draw:layer="layout" svg:width="14cm" svg:height="1.5cm" svg:x="8.25cm" svg:y="12cm">
            <draw:text-box>
              <text:p><text:span text:style-name="T21">C</text:span><text:span text:style-name="T21">o</text:span><text:span text:style-name="T21">p</text:span><text:span text:style-name="T21">yr</text:span><text:span text:style-name="T21">ig</text:span><text:span text:style-name="T21">ht </text:span><text:span text:style-name="T21">O</text:span><text:span text:style-name="T21">w</text:span><text:span text:style-name="T21">n</text:span><text:span text:style-name="T21">er</text:span><text:span text:style-name="T21">s</text:span><text:span text:style-name="T21">hi</text:span><text:span text:style-name="T21">p</text:span></text:p>
            </draw:text-box>
          </draw:frame>
          <draw:frame draw:style-name="gr19" draw:text-style-name="P42" draw:layer="layout" svg:width="4cm" svg:height="1.5cm" draw:transform="rotate (1.5707963267949) translate (6.75cm 10.5cm)">
            <draw:text-box>
              <text:p><text:span text:style-name="T22">Do</text:span><text:span text:style-name="T22">cto</text:span><text:span text:style-name="T22">ral</text:span></text:p>
            </draw:text-box>
          </draw:frame>
          <draw:frame draw:style-name="gr19" draw:text-style-name="P40" draw:layer="layout" svg:width="4cm" svg:height="1.5cm" draw:transform="rotate (1.5707963267949) translate (6.75cm 6.5cm)">
            <draw:text-box>
              <text:p><text:span text:style-name="T20">Ba</text:span><text:span text:style-name="T20">ch</text:span><text:span text:style-name="T20">elo</text:span><text:span text:style-name="T20">r</text:span><text:span text:style-name="T20"><text:line-break/></text:span><text:span text:style-name="T20">or </text:span><text:span text:style-name="T20">Ma</text:span><text:span text:style-name="T20">ste</text:span><text:span text:style-name="T20">r</text:span></text:p>
            </draw:text-box>
          </draw:frame>
          <draw:frame draw:style-name="gr21" draw:text-style-name="P43" draw:layer="layout" svg:width="8cm" svg:height="1.5cm" draw:transform="rotate (1.5707963267949) translate (5.25cm 10.5cm)">
            <draw:text-box>
              <text:p><text:span text:style-name="T21">D</text:span><text:span text:style-name="T21">e</text:span><text:span text:style-name="T21">gr</text:span><text:span text:style-name="T21">e</text:span><text:span text:style-name="T21">e </text:span><text:span text:style-name="T21">P</text:span><text:span text:style-name="T21">ro</text:span><text:span text:style-name="T21">gr</text:span><text:span text:style-name="T21">a</text:span><text:span text:style-name="T21">m</text:span></text:p>
            </draw:text-box>
          </draw:frame>
          <draw:line draw:style-name="gr22" draw:text-style-name="P44" draw:layer="layout" svg:x1="7.75cm" svg:y1="6.5cm" svg:x2="22.75cm" svg:y2="6.5cm">
            <text:p/>
          </draw:line>
          <draw:line draw:style-name="gr22" draw:text-style-name="P44" draw:layer="layout" svg:x1="15.25cm" svg:y1="11cm" svg:x2="15.25cm" svg:y2="2cm">
            <text:p/>
          </draw:line>
        </draw:g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</text:span><text:span text:style-name="T12">e</text:span><text:span text:style-name="T12">r</text:span><text:span text:style-name="T12">m</text:span><text:span text:style-name="T12">a</text:span><text:span text:style-name="T12">n</text:span><text:span text:style-name="T12">:</text:span><text:span text:style-name="T12"> </text:span><text:span text:style-name="T12">“</text:span><text:span text:style-name="T12">S</text:span><text:span text:style-name="T12">t</text:span><text:span text:style-name="T12">u</text:span><text:span text:style-name="T12">d</text:span><text:span text:style-name="T12">e</text:span><text:span text:style-name="T12">n</text:span><text:span text:style-name="T12">t</text:span><text:span text:style-name="T12">i</text:span><text:span text:style-name="T12">s</text:span><text:span text:style-name="T12">c</text:span><text:span text:style-name="T12">h</text:span><text:span text:style-name="T12">e</text:span><text:span text:style-name="T12"> </text:span><text:span text:style-name="T12">/</text:span><text:span text:style-name="T12"> </text:span><text:span text:style-name="T12">w</text:span><text:span text:style-name="T12">i</text:span><text:span text:style-name="T12">s</text:span><text:span text:style-name="T12">s</text:span><text:span text:style-name="T12">e</text:span><text:span text:style-name="T12">n</text:span><text:span text:style-name="T12">s</text:span><text:span text:style-name="T12">c</text:span><text:span text:style-name="T12">h</text:span><text:span text:style-name="T12">a</text:span><text:span text:style-name="T12">f</text:span><text:span text:style-name="T12">t</text:span><text:span text:style-name="T12">l</text:span><text:span text:style-name="T12">i</text:span><text:span text:style-name="T12">c</text:span><text:span text:style-name="T12">h</text:span><text:span text:style-name="T12">e</text:span><text:span text:style-name="T12"> </text:span><text:span text:style-name="T12">H</text:span><text:span text:style-name="T12">i</text:span><text:span text:style-name="T12">l</text:span><text:span text:style-name="T12">f</text:span><text:span text:style-name="T12">s</text:span><text:span text:style-name="T12">k</text:span><text:span text:style-name="T12">r</text:span><text:span text:style-name="T12">a</text:span><text:span text:style-name="T12">f</text:span><text:span text:style-name="T12">t</text:span><text:span text:style-name="T12">”</text:span></text:p>
            <text:p text:style-name="P25"><text:span text:style-name="T12">[2]</text:span><text:span text:style-name="T12"><text:tab/></text:span><text:span text:style-name="T12">G</text:span><text:span text:style-name="T12">e</text:span><text:span text:style-name="T12">r</text:span><text:span text:style-name="T12">m</text:span><text:span text:style-name="T12">a</text:span><text:span text:style-name="T12">n</text:span><text:span text:style-name="T12">:</text:span><text:span text:style-name="T12"> </text:span><text:span text:style-name="T12">“</text:span><text:span text:style-name="T12">W</text:span><text:span text:style-name="T12">i</text:span><text:span text:style-name="T12">s</text:span><text:span text:style-name="T12">s</text:span><text:span text:style-name="T12">e</text:span><text:span text:style-name="T12">n</text:span><text:span text:style-name="T12">s</text:span><text:span text:style-name="T12">c</text:span><text:span text:style-name="T12">h</text:span><text:span text:style-name="T12">a</text:span><text:span text:style-name="T12">f</text:span><text:span text:style-name="T12">t</text:span><text:span text:style-name="T12">l</text:span><text:span text:style-name="T12">i</text:span><text:span text:style-name="T12">c</text:span><text:span text:style-name="T12">h</text:span><text:span text:style-name="T12">e</text:span><text:span text:style-name="T12"> </text:span><text:span text:style-name="T12">M</text:span><text:span text:style-name="T12">i</text:span><text:span text:style-name="T12">t</text:span><text:span text:style-name="T12">a</text:span><text:span text:style-name="T12">r</text:span><text:span text:style-name="T12">b</text:span><text:span text:style-name="T12">e</text:span><text:span text:style-name="T12">i</text:span><text:span text:style-name="T12">t</text:span><text:span text:style-name="T12">e</text:span><text:span text:style-name="T12">r</text:span><text:span text:style-name="T12">:</text:span><text:span text:style-name="T12">i</text:span><text:span text:style-name="T12">n</text:span><text:span text:style-name="T12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Graduate Researchers / Ph.D.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Ph.D. student role, they</text:p>
                <text:list>
                  <text:list-item>
                    <text:p>Own the rights to what they do if</text:p>
                    <text:list>
                      <text:list-item>
                        <text:p>The professor gave them time off from project work</text:p>
                      </text:list-item>
                      <text:list-item>
                        <text:p>It falls within the scope of their dissertation topic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employee of the university role, they</text:p>
                <text:list>
                  <text:list-item>
                    <text:p>Transfers the IP rights to the employer (the university)</text:p>
                  </text:list-item>
                  <text:list-item>
                    <text:p>German Urheberrecht stays with researcher, but is inconsequenti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ofessor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Germany, owns their work, even if pai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achelor and Master Student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In student role, students</text:p>
                <text:list>
                  <text:list-item>
                    <text:p>Own the rights to anything they do voluntarily and for free, including</text:p>
                    <text:list>
                      <text:list-item>
                        <text:p>Course work, final theses, volunteer (outside) wor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 party-to-a-contract role, students</text:p>
                <text:list>
                  <text:list-item>
                    <text:p>Can transfer IP rights to university if compensated for it</text:p>
                    <text:list>
                      <text:list-item>
                        <text:p>Work-for-hire: Student job [1]</text:p>
                      </text:list-item>
                      <text:list-item>
                        <text:p text:style-name="P45"><text:span text:style-name="T23">Work contract [2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[1]</text:span><text:span text:style-name="T12"><text:tab/></text:span><text:span text:style-name="T12">G</text:span><text:span text:style-name="T12">e</text:span><text:span text:style-name="T12">r</text:span><text:span text:style-name="T12">m</text:span><text:span text:style-name="T12">a</text:span><text:span text:style-name="T12">n</text:span><text:span text:style-name="T12">:</text:span><text:span text:style-name="T12"> </text:span><text:span text:style-name="T12">“</text:span><text:span text:style-name="T12">A</text:span><text:span text:style-name="T12">r</text:span><text:span text:style-name="T12">b</text:span><text:span text:style-name="T12">e</text:span><text:span text:style-name="T12">i</text:span><text:span text:style-name="T12">t</text:span><text:span text:style-name="T12">s</text:span><text:span text:style-name="T12">v</text:span><text:span text:style-name="T12">e</text:span><text:span text:style-name="T12">r</text:span><text:span text:style-name="T12">t</text:span><text:span text:style-name="T12">r</text:span><text:span text:style-name="T12">a</text:span><text:span text:style-name="T12">g</text:span><text:span text:style-name="T12"> </text:span><text:span text:style-name="T12">r</text:span><text:span text:style-name="T12">e</text:span><text:span text:style-name="T12">s</text:span><text:span text:style-name="T12">p</text:span><text:span text:style-name="T12">.</text:span><text:span text:style-name="T12"> </text:span><text:span text:style-name="T12">D</text:span><text:span text:style-name="T12">i</text:span><text:span text:style-name="T12">e</text:span><text:span text:style-name="T12">n</text:span><text:span text:style-name="T12">s</text:span><text:span text:style-name="T12">t</text:span><text:span text:style-name="T12">v</text:span><text:span text:style-name="T12">e</text:span><text:span text:style-name="T12">r</text:span><text:span text:style-name="T12">t</text:span><text:span text:style-name="T12">r</text:span><text:span text:style-name="T12">a</text:span><text:span text:style-name="T12">g</text:span><text:span text:style-name="T12">”</text:span></text:p>
            <text:p text:style-name="P25"><text:span text:style-name="T12">[2]</text:span><text:span text:style-name="T12"><text:tab/></text:span><text:span text:style-name="T12">G</text:span><text:span text:style-name="T12">e</text:span><text:span text:style-name="T12">r</text:span><text:span text:style-name="T12">m</text:span><text:span text:style-name="T12">a</text:span><text:span text:style-name="T12">n</text:span><text:span text:style-name="T12">:</text:span><text:span text:style-name="T12"> </text:span><text:span text:style-name="T12">“</text:span><text:span text:style-name="T12">W</text:span><text:span text:style-name="T12">e</text:span><text:span text:style-name="T12">r</text:span><text:span text:style-name="T12">k</text:span><text:span text:style-name="T12">v</text:span><text:span text:style-name="T12">e</text:span><text:span text:style-name="T12">r</text:span><text:span text:style-name="T12">t</text:span><text:span text:style-name="T12">r</text:span><text:span text:style-name="T12">a</text:span><text:span text:style-name="T12">g</text:span><text:span text:style-name="T12">”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nsuring a Clean Intellectual Property Situation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cquire IP rights in advance</text:p>
                <text:list>
                  <text:list-item>
                    <text:p text:style-name="P46">Pay for work</text:p>
                    <text:list>
                      <text:list-item>
                        <text:p>Work-for-hire</text:p>
                      </text:list-item>
                      <text:list-item>
                        <text:p>Work contract</text:p>
                      </text:list-item>
                    </text:list>
                  </text:list-item>
                  <text:list-item>
                    <text:p>Contributor license agreeme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cquire IP rights after the fact</text:p>
                <text:list>
                  <text:list-item>
                    <text:p>Letter of forfeiture</text:p>
                  </text:list-item>
                  <text:list-item>
                    <text:p>Work contrac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ocument no IP rights claimed</text:p>
                <text:list>
                  <text:list-item>
                    <text:p>Confirmation le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The Role of the University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ransfer of Intellectual Proper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the startup to proceed, it needs to acquire the IP rights from the university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4">What the university can offer</text:span></text:p>
                <text:list>
                  <text:list-item>
                    <text:p>Exclusive rights to closed source</text:p>
                  </text:list-item>
                  <text:list-item>
                    <text:p>Non-exclusive rights to open source</text:p>
                  </text:list-item>
                  <text:list-item>
                    <text:p>Rights to other intellectual proper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<text:span text:style-name="T24">What the university may ask for</text:span></text:p>
                <text:list>
                  <text:list-item>
                    <text:p>Lump-sum payment (unlikely)</text:p>
                  </text:list-item>
                  <text:list-item>
                    <text:p>Incremental conditional payments</text:p>
                  </text:list-item>
                  <text:list-item>
                    <text:p>Share of founders’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mensurate with the (as assessed) value of the intellectual proper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Valuation of Intellectual Property (to Transfer)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cing strategies</text:p>
                <text:list>
                  <text:list-item>
                    <text:p>By assumed value (using outside assessor)</text:p>
                  </text:list-item>
                  <text:list-item>
                    <text:p>By labor spent on it (replacement cost method)</text:p>
                  </text:list-item>
                  <text:list-item>
                    <text:p>By lines of relevant code (pricing by line of co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ncremental Conditional Payments</text:p>
          </draw:text-box>
        </draw:frame>
        <draw:frame presentation:style-name="pr13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Structure total payment into sequence of payments</text:p>
                <text:list>
                  <text:list-item>
                    <text:p>Dependent on external events (revenue, profits, acquisition)</text:p>
                  </text:list-item>
                  <text:list-item>
                    <text:p>Until total valu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hare of Founders’ Equ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The University may ask for founders’ equity</text:p>
                <text:list>
                  <text:list-item>
                    <text:p>A request for equity is possible, not always likely</text:p>
                    <text:list>
                      <text:list-item>
                        <text:p>Holding an equity stake requires attention, adds complexit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f it takes equity, it is still unlikely to play an active role</text:p>
                    <text:list>
                      <text:list-item>
                        <text:p>It may want a board seat though in the begin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No good formula for amount of equity</text:p>
                <text:list>
                  <text:list-item>
                    <text:p>If only code, in the low single digits (2-5% of total equity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6">Phases and public funding</text:p>
              </text:list-item>
              <text:list-item>
                <text:p text:style-name="P6">The applied research phase</text:p>
              </text:list-item>
              <text:list-item>
                <text:p text:style-name="P6">The spinning-off phase</text:p>
              </text:list-item>
              <text:list-item>
                <text:p text:style-name="P6">IP rights management</text:p>
              </text:list-item>
              <text:list-item>
                <text:p text:style-name="P6">The role of the universit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6" draw:layer="layout" svg:width="20cm" svg:height="2cm" svg:x="0cm" svg:y="13.75cm">
          <draw:text-box>
            <text:p text:style-name="P25"><text:span text:style-name="T12">DR</text:span></text:p>
          </draw:text-box>
        </draw:frame>
        <draw:frame presentation:style-name="pr15" draw:text-style-name="P47" draw:layer="layout" svg:width="27cm" svg:height="7cm" svg:x="0.5cm" svg:y="8cm" presentation:class="subtitle">
          <draw:text-box>
            <text:p text:style-name="P2"><text:span text:style-name="T25"><text:a xlink:href="mailto:dirk.riehle@fau.de" xlink:type="simple">dirk.riehle@fau.de</text:a></text:span><text:span text:style-name="T25"><text:s/></text:span><text:span text:style-name="T25">– </text:span><text:span text:style-name="T25"><text:a xlink:href="https://oss.cs.fau.de/" xlink:type="simple">https://oss.cs.fau.de</text:a></text:span></text:p>
            <text:p text:style-name="P2"><text:span text:style-name="T26"><text:a xlink:href="mailto:dirk@riehle.org" xlink:type="simple">dirk@riehle.org</text:a></text:span><text:span text:style-name="T26"><text:s/></text:span><text:span text:style-name="T26">– </text:span><text:span text:style-name="T26"><text:a xlink:href="https://dirkriehle.com/" xlink:type="simple">https://dirkriehle.com</text:a></text:span><text:span text:style-name="T26"><text:s/></text:span><text:span text:style-name="T26">– </text:span><text:span text:style-name="T26"><text:a xlink:href="http://twitter.com/dirkriehle" xlink:type="simple">@dirkriehle</text:a></text:span></text:p>
            <text:p text:style-name="P2"><text:span text:style-name="T26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6" draw:text-style-name="P35" draw:layer="layout" svg:width="18cm" svg:height="13.5cm" svg:x="1.5cm" svg:y="15cm" presentation:class="notes">
            <draw:text-box>
              <text:p><text:span text:style-name="T27"><text:s/></text:span></text:p>
            </draw:text-box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 text:style-name="P48">Legal Notice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6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2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family-generic="roman" style:font-pitch="variable"/>
    <style:font-face style:name="Arial2" svg:font-family="Arial" style:font-adornments="Bold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6cm" svg:height="7cm" svg:x="1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6T09:49:25.605642439</meta:creation-date>
    <meta:editing-duration>PT9H56M13S</meta:editing-duration>
    <meta:editing-cycles>90</meta:editing-cycles>
    <meta:generator>LibreOffice/7.2.4.1$Linux_X86_64 LibreOffice_project/b8e68b5bf61ce56d972a163ea31a18aecdcd64cd</meta:generator>
    <dc:date>2021-12-24T18:55:08.749068578</dc:date>
    <dc:creator>Dirk Riehle</dc:creator>
    <meta:document-statistic meta:object-count="209"/>
  </office:meta>
</office:document-meta>
</file>